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595cm" fo:margin-left="-1.392cm" table:align="left"/>
    </style:style>
    <style:style style:name="Tableau1.A" style:family="table-column">
      <style:table-column-properties style:column-width="5.292cm"/>
    </style:style>
    <style:style style:name="Tableau1.B" style:family="table-column">
      <style:table-column-properties style:column-width="9.922cm"/>
    </style:style>
    <style:style style:name="Tableau1.C" style:family="table-column">
      <style:table-column-properties style:column-width="4.3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1.499cm"/>
    </style:style>
    <style:style style:name="Tableau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8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10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1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ans" fo:font-size="14pt" style:font-size-asian="14pt" style:font-size-complex="14pt"/>
    </style:style>
    <style:style style:name="P2" style:family="paragraph" style:parent-style-name="Table_20_Contents">
      <style:text-properties style:font-name="Liberation Sans" fo:font-size="14pt" officeooo:rsid="0027fd1b" officeooo:paragraph-rsid="0027fd1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4pt" officeooo:rsid="0027fd1b" officeooo:paragraph-rsid="0027fd1b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4pt" officeooo:rsid="002d38be" officeooo:paragraph-rsid="002d38be" style:font-size-asian="14pt" style:font-size-complex="14pt"/>
    </style:style>
    <style:style style:name="P5" style:family="paragraph" style:parent-style-name="Table_20_Contents">
      <style:text-properties style:font-name="Liberation Sans" fo:font-size="14pt" officeooo:rsid="00302b69" officeooo:paragraph-rsid="00302b69" style:font-size-asian="14pt" style:font-size-complex="14pt"/>
    </style:style>
    <style:style style:name="P6" style:family="paragraph" style:parent-style-name="Standard">
      <style:text-properties style:font-name="Liberation Sans" fo:font-size="16pt" fo:font-style="normal" fo:font-weight="bold" style:font-size-asian="16pt" style:font-style-asian="normal" style:font-weight-asian="bold"/>
    </style:style>
    <style:style style:name="P7" style:family="paragraph" style:parent-style-name="Standard">
      <style:text-properties style:font-name="Liberation Sans"/>
    </style:style>
    <style:style style:name="P8" style:family="paragraph" style:parent-style-name="Text_20_body">
      <style:text-properties style:font-name="Liberation Sans" officeooo:rsid="002b7bcf" officeooo:paragraph-rsid="00374bfa"/>
    </style:style>
    <style:style style:name="P9" style:family="paragraph" style:parent-style-name="Text_20_body">
      <style:text-properties style:font-name="Liberation Sans" officeooo:paragraph-rsid="00374bfa"/>
    </style:style>
    <style:style style:name="P10" style:family="paragraph" style:parent-style-name="Standard">
      <style:text-properties style:font-name="Liberation Sans"/>
    </style:style>
    <style:style style:name="P11" style:family="paragraph" style:parent-style-name="Text_20_body">
      <style:text-properties style:font-name="Liberation Sans" officeooo:rsid="002b7bcf"/>
    </style:style>
    <style:style style:name="T1" style:family="text">
      <style:text-properties fo:font-size="12pt" fo:font-style="normal" fo:font-weight="normal" style:font-size-asian="12pt" style:font-style-asian="normal" style:font-weight-asian="normal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2e41e0" style:font-size-asian="12pt"/>
    </style:style>
    <style:style style:name="T4" style:family="text">
      <style:text-properties fo:font-size="12pt" officeooo:rsid="00374bfa" style:font-size-asian="12pt"/>
    </style:style>
    <style:style style:name="T5" style:family="text">
      <style:text-properties fo:font-size="12pt" officeooo:rsid="002b7bcf" style:font-size-asian="12pt"/>
    </style:style>
    <style:style style:name="T6" style:family="text">
      <style:text-properties fo:font-size="12pt" officeooo:rsid="00379b0d" style:font-size-asian="12pt"/>
    </style:style>
    <style:style style:name="T7" style:family="text">
      <style:text-properties fo:font-size="12pt" officeooo:rsid="0039ac17" style:font-size-asian="12pt"/>
    </style:style>
    <style:style style:name="T8" style:family="text">
      <style:text-properties fo:font-size="12pt" officeooo:rsid="003a1172" style:font-size-asian="12pt"/>
    </style:style>
    <style:style style:name="T9" style:family="text">
      <style:text-properties fo:font-size="12pt" fo:font-weight="bold" officeooo:rsid="00374bfa" style:font-size-asian="12pt" style:font-weight-asian="bold" style:font-weight-complex="bold"/>
    </style:style>
    <style:style style:name="T10" style:family="text">
      <style:text-properties fo:font-size="12pt" fo:font-weight="bold" officeooo:rsid="002b7bcf" style:font-size-asian="12pt" style:font-weight-asian="bold" style:font-weight-complex="bold"/>
    </style:style>
    <style:style style:name="T11" style:family="text">
      <style:text-properties officeooo:rsid="002c07e3"/>
    </style:style>
    <style:style style:name="T12" style:family="text">
      <style:text-properties officeooo:rsid="00302b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pas de fruits</text:p>
      <text:p text:style-name="P7"><text:span text:style-name="T1">Votre équipe s'est vu offrir un panier de fruits que vous vous apprêtez à consommer (voir liste ci-</text:span><text:span text:style-name="T2">dessous). Estimez le niveau d'effort (story points) qu'il vous faut personnellement pour consommer ces fruits </text:span><text:span text:style-name="T6">(épluchage...)</text:span><text:span text:style-name="T2">. Votre équipe doit être d'accord sur la valeur, si les valeurs divergent discutez et affinez </text:span><text:span text:style-name="T3">pour avoir une valeur réellement représentative du groupe</text:span><text:span text:style-name="T2">.</text:span></text:p>
      <text:p text:style-name="P7"><text:span text:style-name="T2"/></text:p>
      <text:p text:style-name="P8">N’hésitez pas à « <text:span text:style-name="T11">questionner » le fruit si vous estimez qu’il manque des informations (avec ou sans pépins ? Est-ce une variété avec un peau consommable ?…). </text:span><text:span text:style-name="T12">Pensez à les rajouter dans la colonne « informations complémentaires ».</text:span></text:p>
      <text:p text:style-name="P9"><text:span text:style-name="T5">Pour évite</text:span><text:span text:style-name="T7">r</text:span><text:span text:style-name="T5"> une influence (voulue ou non) entre membre</text:span><text:span text:style-name="T8">s</text:span><text:span text:style-name="T5"> d’un groupe. </text:span><text:span text:style-name="T9">M</text:span><text:span text:style-name="T10">ontrez tous en même temps votre carte.</text:span><text:span text:style-name="T5"> Laissez donc aux membre</text:span><text:span text:style-name="T4">s</text:span><text:span text:style-name="T5"> du groupe une réflexion (1-3 minutes).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69493870819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>Informations complémentaires</text:p>
          </table:table-cell>
          <table:table-cell table:style-name="Tableau1.C1" office:value-type="string">
            <text:p text:style-name="P2">Story points (du groupe)</text:p>
          </table:table-cell>
        </table:table-row>
        <table:table-row table:style-name="Tableau1.2">
          <table:table-cell table:style-name="Tableau1.A2" office:value-type="string">
            <text:p text:style-name="P3">Abricot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Durian</text:p>
          </table:table-cell>
          <table:table-cell table:style-name="Tableau1.B3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Banane</text:p>
          </table:table-cell>
          <table:table-cell table:style-name="Tableau1.B4" office:value-type="string">
            <text:p text:style-name="P1"/>
          </table:table-cell>
          <table:table-cell table:style-name="Tableau1.C4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Cerise</text:p>
          </table:table-cell>
          <table:table-cell table:style-name="Tableau1.B5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Pastèque</text:p>
          </table:table-cell>
          <table:table-cell table:style-name="Tableau1.B6" office:value-type="string">
            <text:p text:style-name="P1"/>
          </table:table-cell>
          <table:table-cell table:style-name="Tableau1.C6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Raisin (un seul)</text:p>
          </table:table-cell>
          <table:table-cell table:style-name="Tableau1.B7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Mangue</text:p>
          </table:table-cell>
          <table:table-cell table:style-name="Tableau1.B8" office:value-type="string">
            <text:p text:style-name="P1"/>
          </table:table-cell>
          <table:table-cell table:style-name="Tableau1.C8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Kaki</text:p>
          </table:table-cell>
          <table:table-cell table:style-name="Tableau1.B9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Groseille (une seule)</text:p>
          </table:table-cell>
          <table:table-cell table:style-name="Tableau1.B10" office:value-type="string">
            <text:p text:style-name="P1"/>
          </table:table-cell>
          <table:table-cell table:style-name="Tableau1.C10" office:value-type="string">
            <text:p text:style-name="P1"/>
          </table:table-cell>
        </table:table-row>
        <table:table-row table:style-name="Tableau1.2">
          <table:table-cell table:style-name="Tableau1.A11" office:value-type="string">
            <text:p text:style-name="P3">Ananas</text:p>
          </table:table-cell>
          <table:table-cell table:style-name="Tableau1.B11" office:value-type="string">
            <text:p text:style-name="P1"/>
          </table:table-cell>
          <table:table-cell table:style-name="Tableau1.C11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4">Orange</text:p>
          </table:table-cell>
          <table:table-cell table:style-name="Tableau1.B12" office:value-type="string">
            <text:p text:style-name="P1"/>
          </table:table-cell>
          <table:table-cell table:style-name="Tableau1.C12" office:value-type="string">
            <text:p text:style-name="P1"/>
          </table:table-cell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1T09:43:04.207000000</meta:creation-date>
    <dc:date>2022-09-15T22:49:26.861000000</dc:date>
    <meta:editing-duration>PT2H23M7S</meta:editing-duration>
    <meta:editing-cycles>27</meta:editing-cycles>
    <meta:generator>LibreOffice/7.2.7.2$Windows_X86_64 LibreOffice_project/8d71d29d553c0f7dcbfa38fbfda25ee34cce99a2</meta:generator>
    <meta:print-date>2022-09-12T21:24:34.780000000</meta:print-date>
    <meta:document-statistic meta:table-count="1" meta:image-count="0" meta:object-count="0" meta:page-count="2" meta:paragraph-count="17" meta:word-count="147" meta:character-count="937" meta:non-whitespace-character-count="806"/>
  </office:meta>
</office:document-meta>
</file>